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Pictures/10000000000001230000019E07C377E9.png" manifest:media-type="image/png"/>
  <manifest:file-entry manifest:full-path="Object 4/" manifest:version="1.2" manifest:media-type="application/vnd.oasis.opendocument.graphics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5/Pictures/10000000000001230000019E07C377E9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9e5f8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31390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9e5f8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e5f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e5f8" officeooo:paragraph-rsid="0009e5f8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5d6b1" officeooo:paragraph-rsid="0025d6b1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fa756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20b30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99e02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b909f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df259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" fo:font-size="15pt" style:font-name-asian="OzHandicraft BT" style:font-size-asian="15pt" style:font-name-complex="OzHandicraft BT" style:font-size-complex="15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" fo:font-size="15pt" officeooo:paragraph-rsid="0005c0b7" style:font-name-asian="OzHandicraft BT" style:font-size-asian="15pt" style:font-name-complex="OzHandicraft BT" style:font-size-complex="15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" fo:font-size="16pt" fo:font-weight="normal" officeooo:paragraph-rsid="002ec822" style:font-name-asian="OLIVEOIL" style:font-size-asian="16pt" style:font-weight-asian="normal" style:font-name-complex="OLIVEOIL" style:font-size-complex="16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" fo:font-size="16pt" fo:font-weight="normal" officeooo:rsid="003a69fc" officeooo:paragraph-rsid="003a69fc" style:font-name-asian="OLIVEOIL" style:font-size-asian="16pt" style:font-weight-asian="normal" style:font-name-complex="OLIVEOIL" style:font-size-complex="16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ans" fo:font-size="15pt" officeooo:rsid="0027d404" officeooo:paragraph-rsid="002e4e2b" style:font-size-asian="15pt" style:font-size-complex="15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ans" fo:font-size="15pt" officeooo:rsid="0027d404" officeooo:paragraph-rsid="0027d404" style:font-size-asian="15pt" style:font-size-complex="15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ans" fo:font-size="15pt" officeooo:rsid="00299e02" officeooo:paragraph-rsid="00299e02" style:font-size-asian="15pt" style:font-size-complex="15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ans" fo:font-size="15pt" officeooo:rsid="0009e5f8" officeooo:paragraph-rsid="003bdc9e" style:font-size-asian="15pt" style:font-size-complex="15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9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30" style:family="paragraph" style:parent-style-name="Standard">
      <style:text-properties fo:color="#000000" style:font-name="OzHandicraft BT" fo:font-size="16pt" officeooo:rsid="0025d6b1" style:font-name-asian="OzHandicraft BT" style:font-size-asian="16pt" style:font-name-complex="OzHandicraft BT" style:font-size-complex="16pt"/>
    </style:style>
    <style:style style:name="P31" style:family="paragraph">
      <style:paragraph-properties fo:text-align="center"/>
    </style:style>
    <style:style style:name="P32" style:family="paragraph">
      <loext:graphic-properties draw:fill-color="#ff0000"/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e5f8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Liberation Sans" fo:font-size="15pt" style:font-name-asian="OzHandicraft BT" style:font-size-asian="15pt" style:font-name-complex="OzHandicraft BT" style:font-size-complex="15pt"/>
    </style:style>
    <style:style style:name="T10" style:family="text">
      <style:text-properties fo:color="#000000" style:font-name="Liberation Sans" fo:font-size="15pt" officeooo:rsid="00299e02" style:font-name-asian="OzHandicraft BT" style:font-size-asian="15pt" style:font-name-complex="OzHandicraft BT" style:font-size-complex="15pt"/>
    </style:style>
    <style:style style:name="T11" style:family="text">
      <style:text-properties officeooo:rsid="0009e5f8"/>
    </style:style>
    <style:style style:name="T12" style:family="text">
      <style:text-properties officeooo:rsid="000c1333"/>
    </style:style>
    <style:style style:name="T13" style:family="text">
      <style:text-properties officeooo:rsid="000fa756"/>
    </style:style>
    <style:style style:name="T14" style:family="text">
      <style:text-properties officeooo:rsid="001d9f72"/>
    </style:style>
    <style:style style:name="T15" style:family="text">
      <style:text-properties officeooo:rsid="00209afa"/>
    </style:style>
    <style:style style:name="T16" style:family="text">
      <style:text-properties officeooo:rsid="00220b30"/>
    </style:style>
    <style:style style:name="T17" style:family="text">
      <style:text-properties officeooo:rsid="0025d6b1"/>
    </style:style>
    <style:style style:name="T18" style:family="text">
      <style:text-properties officeooo:rsid="00299e02"/>
    </style:style>
    <style:style style:name="T19" style:family="text">
      <style:text-properties officeooo:rsid="002b909f"/>
    </style:style>
    <style:style style:name="T20" style:family="text">
      <style:text-properties officeooo:rsid="002fd015"/>
    </style:style>
    <style:style style:name="T21" style:family="text">
      <style:text-properties officeooo:rsid="00348b57"/>
    </style:style>
    <style:style style:name="T22" style:family="text">
      <style:text-properties officeooo:rsid="00351f2e"/>
    </style:style>
    <style:style style:name="T23" style:family="text">
      <style:text-properties officeooo:rsid="0036ddd3"/>
    </style:style>
    <style:style style:name="T24" style:family="text">
      <style:text-properties officeooo:rsid="0037e4d4"/>
    </style:style>
    <style:style style:name="T25" style:family="text">
      <style:text-properties officeooo:rsid="00382f23"/>
    </style:style>
    <style:style style:name="T26" style:family="text">
      <style:text-properties officeooo:rsid="003a69fc"/>
    </style:style>
    <style:style style:name="T27" style:family="text">
      <style:text-properties officeooo:rsid="003b0716"/>
    </style:style>
    <style:style style:name="T28" style:family="text">
      <style:text-properties officeooo:rsid="003bdc9e"/>
    </style:style>
    <style:style style:name="T29" style:family="text">
      <style:text-properties officeooo:rsid="003c2413"/>
    </style:style>
    <style:style style:name="T30" style:family="text">
      <style:text-properties officeooo:rsid="003cf758"/>
    </style:style>
    <style:style style:name="T31" style:family="text">
      <style:text-properties officeooo:rsid="003e8b3b"/>
    </style:style>
    <style:style style:name="T32" style:family="text">
      <style:text-properties officeooo:rsid="00403364"/>
    </style:style>
    <style:style style:name="T33" style:family="text">
      <style:text-properties officeooo:rsid="00440665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0000" draw:textarea-vertical-align="middle" draw:auto-grow-height="false" fo:min-height="0.176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6"/>
      <text:p text:style-name="P4"><draw:frame draw:style-name="fr2" draw:name="Object4" text:anchor-type="paragraph" svg:x="-7.696cm" svg:y="6.454cm" svg:width="6.279cm" svg:height="11.294cm" draw:z-index="9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4"/>
      <text:p text:style-name="P6"/>
      <text:p text:style-name="P7">Beer Name: <text:s text:c="2"/><text:span text:style-name="T14">BoG <text:s/>IPA</text:span> <text:s text:c="63"/></text:p>
      <text:p text:style-name="P8">Brew Date: <text:s text:c="3"/><text:span text:style-name="T22">Mar 24’19</text:span></text:p>
      <text:p text:style-name="P2"><draw:frame draw:style-name="fr2" draw:name="Object1" text:anchor-type="paragraph" svg:x="-7.696cm" svg:y="6.454cm" svg:width="6.279cm" svg:height="11.294cm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4">Batch Size:</text:span><text:span text:style-name="T8"> 10 gal</text:span><text:span text:style-name="T4"><text:tab/><text:tab/><text:tab/></text:span></text:p>
      <text:p text:style-name="P1"><text:span text:style-name="T4">Target OG/◦P: <text:s text:c="2"/></text:span><text:span text:style-name="T5">1.065</text:span><text:span text:style-name="T2"> <text:s text:c="15"/><text:tab/><text:tab/><text:tab/><text:tab/></text:span><text:span text:style-name="T1"> <text:s/></text:span></text:p>
      <text:p text:style-name="P1"><draw:line text:anchor-type="paragraph" draw:z-index="1" draw:style-name="gr1" draw:text-style-name="P31" svg:x1="1.543cm" svg:y1="0.624cm" svg:x2="1.622cm" svg:y2="6.577cm"><text:p/></draw:line><draw:line text:anchor-type="paragraph" draw:z-index="3" draw:style-name="gr1" draw:text-style-name="P31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<text:span text:style-name="T21">8</text:span> <text:s text:c="8"/># <text:s text:c="5"/>ESB</text:p>
      <text:p text:style-name="P7"><draw:frame draw:style-name="fr2" draw:name="Object3" text:anchor-type="paragraph" svg:x="-7.696cm" svg:y="6.454cm" svg:width="6.279cm" svg:height="11.294cm" draw:z-index="8"><draw:object xlink:href="./Object 4" xlink:type="simple" xlink:show="embed" xlink:actuate="onLoad"/><draw:image xlink:href="./ObjectReplacements/Object 4" xlink:type="simple" xlink:show="embed" xlink:actuate="onLoad"/><svg:desc>OLE-object</svg:desc></draw:frame><text:s/><text:span text:style-name="T17">2 <text:s text:c="10"/># <text:s text:c="4"/>wheat</text:span></text:p>
      <text:p text:style-name="P30">4.5 <text:s text:c="9"/># <text:s text:c="3"/>Munich</text:p>
      <text:p text:style-name="P11"><draw:custom-shape text:anchor-type="paragraph" draw:z-index="10" draw:style-name="gr2" draw:text-style-name="P32" svg:width="0.583cm" svg:height="0.53cm" svg:x="16.349cm" svg:y="0.58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0.5 <text:s text:c="7"/># <text:s text:c="5"/>Aromatic</text:p>
      <text:p text:style-name="P11">.5 <text:s text:c="9"/># <text:s text:c="5"/>crystal 120L </text:p>
      <text:p text:style-name="P9">0.5 <text:s text:c="6"/># <text:s text:c="5"/>crystal 20<text:span text:style-name="T17">L</text:span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7"><draw:line text:anchor-type="paragraph" draw:z-index="2" draw:style-name="gr1" draw:text-style-name="P31" svg:x1="1.623cm" svg:y1="0.626cm" svg:x2="1.702cm" svg:y2="0.6cm"><text:p/></draw:line><text:s text:c="5"/>Irish Moss</text:p>
      <text:p text:style-name="P28"><text:s text:c="14"/>Yeast <text:span text:style-name="T17">safale o4</text:span></text:p>
      <text:p text:style-name="P7"/>
      <text:p text:style-name="P18"><draw:line text:anchor-type="paragraph" draw:z-index="5" draw:style-name="gr1" draw:text-style-name="P31" svg:x1="7.497cm" svg:y1="0.564cm" svg:x2="7.576cm" svg:y2="4.004cm"><text:p/></draw:line>Qt <text:s/>oz/g <text:s text:c="2"/>Hop/Seasoning <text:s text:c="13"/><text:span text:style-name="T11">time</text:span></text:p>
      <text:p text:style-name="P19"><draw:line text:anchor-type="paragraph" draw:z-index="4" draw:style-name="gr1" draw:text-style-name="P31" svg:x1="2.549cm" svg:y1="0.012cm" svg:x2="2.628cm" svg:y2="3.452cm"><text:p/></draw:line><text:s text:c="2"/><text:span text:style-name="T17">85g <text:s text:c="13"/>Summit <text:s text:c="5"/></text:span><text:s text:c="14"/><text:span text:style-name="T11">60 min/actual(90)</text:span></text:p>
      <text:p text:style-name="P25"><text:s text:c="2"/><text:span text:style-name="T28">31g <text:s text:c="13"/>Centennial <text:s text:c="15"/>30 min </text:span></text:p>
      <text:p text:style-name="P25"><text:span text:style-name="T28"><text:s text:c="2"/>26g <text:s text:c="13"/>NB <text:s text:c="4"/></text:span><text:s text:c="23"/><text:span text:style-name="T28">30 min</text:span> </text:p>
      <text:p text:style-name="P22">57g <text:s text:c="15"/><text:span text:style-name="T28">NB <text:s text:c="12"/></text:span><text:s text:c="15"/>10 min</text:p>
      <text:p text:style-name="P23"><text:span text:style-name="T18">14g</text:span> <text:s text:c="15"/>Balm of Gilead <text:s text:c="7"/>10 min</text:p>
      <text:p text:style-name="P24">46g <text:s text:c="15"/>BoG <text:s text:c="25"/>secondary</text:p>
      <text:p text:style-name="P3"><text:span text:style-name="T10">192g <text:s text:c="12"/>Falconer’s Flight <text:s text:c="6"/>secondary</text:span><text:span text:style-name="T9"> </text:span><text:span text:style-name="T4"><text:s text:c="2"/></text:span></text:p>
      <text:p text:style-name="P3"><text:span text:style-name="T4"><text:s text:c="804"/></text:span><text:span text:style-name="T7">Stage <text:s text:c="13"/>Date <text:s text:c="17"/></text:span></text:p>
      <text:p text:style-name="P12">Primary: <text:s text:c="9"/></text:p>
      <text:p text:style-name="P12">Racked: <text:s text:c="9"/><text:tab/><text:tab/><text:tab/><text:tab/><text:tab/><text:tab/></text:p>
      <text:p text:style-name="P12">Racked:</text:p>
      <text:p text:style-name="P12">Bottled:<text:tab/><text:tab/><text:tab/><text:tab/><text:tab/><text:tab/></text:p>
      <text:p text:style-name="P12">Kegged: <text:s text:c="10"/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><text:soft-page-break/></text:p>
      <text:p text:style-name="P12"><draw:frame draw:style-name="fr3" draw:name="Object2" text:anchor-type="paragraph" svg:x="9.352cm" svg:y="0.127cm" svg:width="11.598cm" svg:height="8.999cm" draw:z-index="6"><draw:object xlink:href="./Object 3" xlink:type="simple" xlink:show="embed" xlink:actuate="onLoad"/><draw:image xlink:href="./ObjectReplacements/Object 3" xlink:type="simple" xlink:show="embed" xlink:actuate="onLoad"/></draw:frame>Start Time: <text:span text:style-name="T22">7am</text:span></text:p>
      <text:p text:style-name="P12">Fill mash tun:<text:tab/><text:span text:style-name="T22">Sat</text:span></text:p>
      <text:p text:style-name="P13">Fill sparge kettle: <text:s/><text:span text:style-name="T22">Sat</text:span> <text:tab/></text:p>
      <text:p text:style-name="P13">Fire burners: <text:span text:style-name="T22">6:45</text:span>am</text:p>
      <text:p text:style-name="P12">Heat Mash Tun : Target Temp: <text:span text:style-name="T15">61</text:span> <text:s text:c="4"/></text:p>
      <text:p text:style-name="P12">Heat Sparge Kettle: Target Temp: <text:s/><text:span text:style-name="T23">68</text:span></text:p>
      <text:p text:style-name="P12">Target Temp (Mash): <text:span text:style-name="T15">61</text:span></text:p>
      <text:p text:style-name="P12">Grind grain: <text:s text:c="3"/><text:span text:style-name="T22">7:15</text:span></text:p>
      <text:p text:style-name="P12">sparge temp:<text:span text:style-name="T16">70</text:span></text:p>
      <text:p text:style-name="P12">Strike Temp: <text:span text:style-name="T16">61</text:span></text:p>
      <text:p text:style-name="P12">pump temp: <text:span text:style-name="T16">62</text:span></text:p>
      <text:p text:style-name="P12">Mash in: <text:span text:style-name="T24">7:50</text:span></text:p>
      <text:p text:style-name="P12">Temp: <text:s/><text:span text:style-name="T24">59.8</text:span></text:p>
      <text:p text:style-name="P12">Mash: Duration: <text:s/><text:span text:style-name="T12">90</text:span> <text:span text:style-name="T13">min</text:span> <text:s text:c="4"/></text:p>
      <text:p text:style-name="P12">Start: <text:s/><text:span text:style-name="T25">7:50</text:span> <text:s text:c="5"/>Finish: <text:span text:style-name="T25">9:20am</text:span></text:p>
      <text:p text:style-name="P12">Heat (to deactivate enzymes)<text:tab/><text:tab/></text:p>
      <text:p text:style-name="P12">Target Temp: <text:span text:style-name="T15">75.5</text:span> <text:s text:c="2"/>Start:<text:span text:style-name="T25">9:20</text:span> <text:s/><text:span text:style-name="T16">am</text:span> <text:s text:c="3"/>Finish: <text:s/><text:span text:style-name="T26">9:50</text:span> </text:p>
      <text:p text:style-name="P14"><text:span text:style-name="T16">H</text:span>eat Sparge H20 (Target175◦) <text:s text:c="7"/></text:p>
      <text:p text:style-name="P12">Sparge: Start: <text:s text:c="2"/><text:span text:style-name="T27">10:05 <text:s text:c="2"/></text:span>Finish: <text:span text:style-name="T29">10:55</text:span></text:p>
      <text:p text:style-name="P12">Wort collected: <text:span text:style-name="T18">full kettle</text:span> <text:s text:c="2"/></text:p>
      <text:p text:style-name="P12">Boil : Burner On: <text:s/><text:span text:style-name="T27">10:10</text:span></text:p>
      <text:p text:style-name="P16">Rolling Boil: <text:s/><text:span text:style-name="T30">11:15</text:span> <text:s/><text:span text:style-name="T19"><text:s text:c="4"/>Duration: 95 min <text:s/>Start: 11:20 <text:s text:c="2"/>Finish: 12:50</text:span></text:p>
      <text:p text:style-name="P15">Hops In: <text:s/><text:span text:style-name="T30">11:50</text:span> <text:s text:c="4"/>Hops In: <text:span text:style-name="T30">12:20</text:span> <text:s text:c="3"/><text:span text:style-name="T18">Whirflock in: 12:35 <text:s/></text:span>Hops In: <text:span text:style-name="T30">12:40</text:span> <text:s text:c="3"/></text:p>
      <text:p text:style-name="P12">Burner Off: <text:span text:style-name="T30">12:55</text:span></text:p>
      <text:p text:style-name="P12">Rest 15 min <text:s text:c="7"/></text:p>
      <text:p text:style-name="P12">Pump and chill: Start: <text:s/><text:span text:style-name="T30">1:10</text:span> <text:s text:c="3"/>Finish: <text:s/><text:span text:style-name="T33">1:40</text:span> <text:s/></text:p>
      <text:p text:style-name="P17">OG : <text:s text:c="2"/><text:span text:style-name="T32">1.060</text:span></text:p>
      <text:p text:style-name="P12">Yeast: <text:span text:style-name="T20">Safale 04</text:span> </text:p>
      <text:p text:style-name="P12">Irish Moss</text:p>
      <text:p text:style-name="P5"/>
      <text:p text:style-name="P5"/>
      <text:p text:style-name="P5"/>
      <text:p text:style-name="P20">Notes: <text:span text:style-name="T26">back blow thru pump twice due to poor circ</text:span></text:p>
      <text:p text:style-name="P21">need to set rollers on mill/ job taking too long/ <text:span text:style-name="T31">did it / tested it/ pulled all the test batch thru with no hitch</text:span></text:p>
      <text:p text:style-name="P21">never reached enzyme deactivation temp due to poor ci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4T13:44:46.853169544</dc:date>
    <meta:editing-duration>PT9H32M10S</meta:editing-duration>
    <meta:editing-cycles>33</meta:editing-cycles>
    <meta:document-statistic meta:table-count="0" meta:image-count="0" meta:object-count="5" meta:page-count="2" meta:paragraph-count="65" meta:word-count="266" meta:character-count="2911" meta:non-whitespace-character-count="1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97cm" svg:height="8.999cm" xlink:href="." xlink:type="simple" chart:class="chart:line" chart:style-name="ch1">
        <chart:title svg:x="4.392cm" svg:y="0.315cm" chart:style-name="ch2">
          <text:p>BOG IPA '19</text:p>
        </chart:title>
        <chart:legend chart:legend-position="end" svg:x="8.898cm" svg:y="3.693cm" style:legend-expansion="high" chart:style-name="ch3"/>
        <chart:plot-area chart:style-name="ch4" chart:data-source-has-labels="both" svg:x="0.728cm" svg:y="1.297cm" svg:width="8.54cm" svg:height="6.773cm">
          <chartooo:coordinate-region svg:x="1.59cm" svg:y="1.5cm" svg:width="7.678cm" svg:height="5.318cm"/>
          <chart:axis chart:dimension="x" chart:name="primary-x" chart:style-name="ch5" chartooo:axis-type="auto">
            <chartooo:date-scale/>
            <chart:title svg:x="4.655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2">
                <text:p>67.2</text:p>
              </table:table-cell>
              <table:table-cell office:value-type="float" office:value="61.2">
                <text:p>61.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9">
                <text:p>65.9</text:p>
              </table:table-cell>
              <table:table-cell office:value-type="float" office:value="62.6">
                <text:p>62.6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.3">
                <text:p>64.3</text:p>
              </table:table-cell>
              <table:table-cell office:value-type="float" office:value="61.6">
                <text:p>61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8">
                <text:p>64.8</text:p>
              </table:table-cell>
              <table:table-cell office:value-type="float" office:value="61">
                <text:p>61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.9">
                <text:p>64.9</text:p>
              </table:table-cell>
              <table:table-cell office:value-type="float" office:value="61.2">
                <text:p>61.2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7">
                <text:p>64.7</text:p>
              </table:table-cell>
              <table:table-cell office:value-type="float" office:value="62.1">
                <text:p>62.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6">
                <text:p>64.6</text:p>
              </table:table-cell>
              <table:table-cell office:value-type="float" office:value="60.7">
                <text:p>60.7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3">
                <text:p>64.3</text:p>
              </table:table-cell>
              <table:table-cell office:value-type="float" office:value="61.8">
                <text:p>61.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1">
                <text:p>64.1</text:p>
              </table:table-cell>
              <table:table-cell office:value-type="float" office:value="61.9">
                <text:p>61.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.1">
                <text:p>72.1</text:p>
              </table:table-cell>
              <table:table-cell office:value-type="float" office:value="65.1">
                <text:p>65.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.7">
                <text:p>79.7</text:p>
              </table:table-cell>
              <table:table-cell office:value-type="float" office:value="69.1">
                <text:p>69.1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